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7.278cm" style:rel-column-width="28061*"/>
    </style:style>
    <style:style style:name="Table3.B" style:family="table-column">
      <style:table-column-properties style:column-width="5.394cm" style:rel-column-width="20797*"/>
    </style:style>
    <style:style style:name="Table3.C" style:family="table-column">
      <style:table-column-properties style:column-width="4.325cm" style:rel-column-width="1667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.1.1" style:family="table-cell">
      <style:table-cell-properties fo:padding="0.097cm" fo:border-left="0.002cm solid #000000" fo:border-right="none" fo:border-top="none" fo:border-bottom="0.002cm solid #000000"/>
    </style:style>
    <style:style style:name="Table3.B2.2.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ADMINISTRADOR</text:p>
      <text:p text:style-name="Standard"/>
      <text:p text:style-name="Standard"/>
      <text:p text:style-name="P4">PRUEBA UNITARIA: PAQUETE REMOVEBACKUP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ckages::RemoveBackup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addEntry</text:p>
          </table:table-cell>
          <table:table-cell table:number-columns-spanned="2">
            <table:table table:is-sub-table="true">
              <table:table-column table:style-name="Table3.B"/>
              <table:table-column table:style-name="Table3.C"/>
              <table:table-row>
                <table:table-cell table:style-name="Table3.B2.1.1" office:value-type="string">
                  <text:p text:style-name="P11">name</text:p>
                </table:table-cell>
                <table:table-cell table:style-name="Table3.B2.2.1" office:value-type="string">
                  <text:p text:style-name="P11">Proyecto 1</text:p>
                </table:table-cell>
              </table:table-row>
              <table:table-row>
                <table:table-cell table:style-name="Table3.B2.1.1" office:value-type="string">
                  <text:p text:style-name="P11">date</text:p>
                </table:table-cell>
                <table:table-cell table:style-name="Table3.B2.2.1" office:value-type="string">
                  <text:p text:style-name="P12">2007-02-05T12:22:56"</text:p>
                </table:table-cell>
              </table:table-row>
            </table:table>
          </table:table-cell>
          <table:covered-table-cell/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>Se espera obtener un paquete XML de la forma:</text:p>
      <text:p text:style-name="Standard"/>
      <text:p text:style-name="P12">&lt;removebackup&gt;</text:p>
      <text:p text:style-name="P12"><text:tab/>&lt;entry date="2007-02-05T12:22:56" &gt;Proyecto 1&lt;/entry&gt;</text:p>
      <text:p text:style-name="P13">&lt;/removebackup&gt;</text:p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P12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8T10:55:00</dc:date>
    <dc:language>es-CO</dc:language>
    <meta:editing-cycles>70</meta:editing-cycles>
    <meta:editing-duration>PT39M37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32" meta:word-count="71" meta:character-count="503"/>
  </office:meta>
</office:document-meta>
</file>